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00ff00"/>
    </style:style>
    <style:style style:name="P2" style:family="paragraph" style:parent-style-name="Preformatted_20_Text">
      <style:text-properties fo:background-color="#eb613d"/>
    </style:style>
    <style:style style:name="P3" style:family="paragraph" style:parent-style-name="Preformatted_20_Text">
      <style:text-properties fo:background-color="#b84700"/>
    </style:style>
    <style:style style:name="P4" style:family="paragraph" style:parent-style-name="Preformatted_20_Text">
      <style:text-properties fo:background-color="#9966cc"/>
    </style:style>
    <style:style style:name="P5" style:family="paragraph" style:parent-style-name="Preformatted_20_Text">
      <style:text-properties fo:background-color="#6b4794"/>
    </style:style>
    <style:style style:name="P6" style:family="paragraph" style:parent-style-name="Preformatted_20_Text">
      <style:text-properties fo:background-color="#5c8526"/>
    </style:style>
    <style:style style:name="P7" style:family="paragraph" style:parent-style-name="Preformatted_20_Text">
      <style:text-properties fo:background-color="#47b8b8"/>
    </style:style>
    <style:style style:name="P8" style:family="paragraph" style:parent-style-name="Preformatted_20_Text">
      <style:text-properties fo:background-color="#006b6b"/>
    </style:style>
    <style:style style:name="P9" style:family="paragraph" style:parent-style-name="Preformatted_20_Text">
      <style:text-properties fo:background-color="transparent"/>
    </style:style>
    <style:style style:name="T1" style:family="text">
      <style:text-properties fo:background-color="#00ff00"/>
    </style:style>
    <style:style style:name="T2" style:family="text">
      <style:text-properties fo:background-color="#eb613d"/>
    </style:style>
    <style:style style:name="T3" style:family="text">
      <style:text-properties fo:background-color="#b84700"/>
    </style:style>
    <style:style style:name="T4" style:family="text">
      <style:text-properties fo:background-color="#9966cc"/>
    </style:style>
    <style:style style:name="T5" style:family="text">
      <style:text-properties fo:background-color="#6b4794"/>
    </style:style>
    <style:style style:name="T6" style:family="text">
      <style:text-properties fo:background-color="#5c8526"/>
    </style:style>
    <style:style style:name="T7" style:family="text">
      <style:text-properties fo:background-color="#47b8b8"/>
    </style:style>
    <style:style style:name="T8" style:family="text">
      <style:text-properties fo:background-color="#006b6b"/>
    </style:style>
    <style:style style:name="T9" style:family="text">
      <style:text-properties fo:font-weight="normal" fo:background-color="#00ff0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0</text:span> <text:span text:style-name="T7">80</text:span> <text:span text:style-name="T8">79</text:span></text:p>
      <text:p text:style-name="Preformatted_20_Text">T_Con_Req.</text:p>
      <text:p text:style-name="P1">Length-Type: 1</text:p>
      <text:p text:style-name="P1">Repeat Flag: 1</text:p>
      <text:p text:style-name="P1">Prio: 00</text:p>
      <text:p text:style-name="P2">Src-zone: 1</text:p>
      <text:p text:style-name="P2">Src-line: 1</text:p>
      <text:p text:style-name="P3">Src-node: 254</text:p>
      <text:p text:style-name="P4">Dest-zone: 1</text:p>
      <text:p text:style-name="P4">Dest-line: 1</text:p>
      <text:p text:style-name="P5">Dest-node: 28</text:p>
      <text:p text:style-name="P6">DAF: 0</text:p>
      <text:p text:style-name="P6">Network controll field: 110</text:p>
      <text:p text:style-name="P6">Length: 0</text:p>
      <text:p text:style-name="P7">TPCI: 1000 0000; DAF+TPCI: T_CONNECT_REQ_PDU</text:p>
      <text:p text:style-name="P8">APCI: 00 0111 1001 A_GROUP_VALUE_RESPONSE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1</text:span> <text:span text:style-name="T7">43</text:span> <text:span text:style-name="T8">00</text:span> BB</text:p>
      <text:p text:style-name="Preformatted_20_Text">A_DevDesc_Read.</text:p>
      <text:p text:style-name="Preformatted_20_Text"/>
      <text:p text:style-name="P6">DAF: 0</text:p>
      <text:p text:style-name="P6">Network controll field: 110</text:p>
      <text:p text:style-name="P6">Length: 1</text:p>
      <text:p text:style-name="P7">TPCI: 0100 0011; DAF+TPCI: T_DATA_REQ_PDU</text:p>
      <text:p text:style-name="P8">APCI: 11 0000 0000 A_DEVICE_DESCRIPTOR_READ</text:p>
      <text:p text:style-name="P9">Data: BB</text:p>
      <text:p text:style-name="P6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0</text:span> <text:span text:style-name="T7">C2</text:span> <text:span text:style-name="T8">3B</text:span></text:p>
      <text:p text:style-name="Preformatted_20_Text">Ign.</text:p>
      <text:p text:style-name="P6">DAF: 0</text:p>
      <text:p text:style-name="P6">Network controll field: 110</text:p>
      <text:p text:style-name="P6">Length: 0</text:p>
      <text:p text:style-name="P7">TPCI: 1100 0010; DAF+TPCI: T_DATA_ACK_PDU</text:p>
      <text:p text:style-name="P8">APCI: 10 0011 1011 A_GROUP_VALUE_RESPONSE</text:p>
      <text:p text:style-name="P6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3</text:span> <text:span text:style-name="T7">46</text:span> <text:span text:style-name="T8">01</text:span> 01 04 B8</text:p>
      <text:p text:style-name="Preformatted_20_Text">A_Mem_Read.</text:p>
      <text:p text:style-name="P6">DAF: 0</text:p>
      <text:p text:style-name="P6">Network controll field: 110</text:p>
      <text:p text:style-name="P6">Length: 3</text:p>
      <text:p text:style-name="P7">TPCI: 0100 0110; Seq: 1, DAF+TPCI: T_DATA_REQ</text:p>
      <text:p text:style-name="P8">APCI: 10 0000 0001 A_MEMORY_READ</text:p>
      <text:p text:style-name="P9">DATA: 01 01 04 B8</text:p>
      <text:p text:style-name="P6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0</text:span> <text:span text:style-name="T7">C6</text:span> <text:span text:style-name="T8">3F</text:span></text:p>
      <text:p text:style-name="Preformatted_20_Text">Ign.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3</text:span> <text:span text:style-name="T7">4A</text:span> <text:span text:style-name="T8">04</text:span> 01 04 B1</text:p>
      <text:p text:style-name="Preformatted_20_Text">A_Mem_Read.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0</text:span> <text:span text:style-name="T7">CA</text:span> <text:span text:style-name="T8">33</text:span></text:p>
      <text:p text:style-name="Preformatted_20_Text">Ign.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0</text:span> <text:span text:style-name="T7">81</text:span> <text:span text:style-name="T8">78</text:span></text:p>
      <text:p text:style-name="Preformatted_20_Text">T_Dis_Req.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0</text:span> <text:span text:style-name="T7">80</text:span> <text:span text:style-name="T8">79</text:span></text:p>
      <text:p text:style-name="Preformatted_20_Text">T_Con_Req.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1</text:span> <text:span text:style-name="T7">43</text:span> <text:span text:style-name="T8">00</text:span> BB</text:p>
      <text:p text:style-name="Preformatted_20_Text">A_DevDesc_Read.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0</text:span> <text:span text:style-name="T7">C2</text:span> <text:span text:style-name="T8">3B</text:span></text:p>
      <text:p text:style-name="Preformatted_20_Text">Ign.</text:p>
      <text:p text:style-name="Preformatted_20_Text"><text:soft-page-break/></text:p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4</text:span> <text:span text:style-name="T7">46</text:span> <text:span text:style-name="T8">81</text:span> 01 0D 00 36</text:p>
      <text:p text:style-name="Preformatted_20_Text">A_Mem_W.</text:p>
      <text:p text:style-name="P1">Length-Type: 1</text:p>
      <text:p text:style-name="P1">Repeat Flag: 1</text:p>
      <text:p text:style-name="P1">Prio: 00</text:p>
      <text:p text:style-name="P2">Src-zone: 1</text:p>
      <text:p text:style-name="P2">Src-line: 1</text:p>
      <text:p text:style-name="P3">Src-node: 254</text:p>
      <text:p text:style-name="P4">Dest-zone: 1</text:p>
      <text:p text:style-name="P4">Dest-line: 1</text:p>
      <text:p text:style-name="P5">Dest-node: 28</text:p>
      <text:p text:style-name="P6">DAF: 0</text:p>
      <text:p text:style-name="P6">Network controll field: 110</text:p>
      <text:p text:style-name="P6">Length: 4</text:p>
      <text:p text:style-name="P7">TPCI: 0100 0110; Seq: 1, DAF+TPCI: T_DATA_REQ</text:p>
      <text:p text:style-name="P8">APCI: 10 1000 0001 A_MEMORY_WRITE</text:p>
      <text:p text:style-name="P9">Data: Length: 1, StartAddress: 0x010D, Data: 0x0036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3</text:span> <text:span text:style-name="T7">4A</text:span> <text:span text:style-name="T8">01</text:span> 01 0D BD</text:p>
      <text:p text:style-name="Preformatted_20_Text">A_Mem_Read.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0</text:span> <text:span text:style-name="T7">C6</text:span> <text:span text:style-name="T8">3F</text:span></text:p>
      <text:p text:style-name="Preformatted_20_Text">Ign.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4</text:span> <text:span text:style-name="T7">4E</text:span> <text:span text:style-name="T8">81</text:span> 01 16 01 24</text:p>
      <text:p text:style-name="Preformatted_20_Text">A_Mem_W.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3</text:span> <text:span text:style-name="T7">52</text:span> <text:span text:style-name="T8">01</text:span> 01 16 BE</text:p>
      <text:p text:style-name="Preformatted_20_Text">A_Mem_Read.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0</text:span> <text:span text:style-name="T7">CA</text:span> <text:span text:style-name="T8">33</text:span></text:p>
      <text:p text:style-name="Preformatted_20_Text">Ign.</text:p>
      <text:p text:style-name="Preformatted_20_Text"/>
      <text:p text:style-name="Preformatted_20_Text"><text:span text:style-name="T1">B0</text:span> <text:span text:style-name="T2">11</text:span> <text:span text:style-name="T3">FE</text:span> <text:span text:style-name="T4">11</text:span> <text:span text:style-name="T5">28</text:span> <text:span text:style-name="T6">63</text:span> <text:span text:style-name="T7">56</text:span> <text:span text:style-name="T8">01</text:span> 01 11 BD</text:p>
      <text:p text:style-name="Preformatted_20_Text">A_Mem_Read.</text:p>
      <text:p text:style-name="Preformatted_20_Text"/>
      <text:p text:style-name="Preformatted_20_Text"><text:span text:style-name="T1">B0</text:span> <text:span text:style-name="T2">11</text:span> FE 11 28 60 CE 37</text:p>
      <text:p text:style-name="Preformatted_20_Text">Ign.</text:p>
      <text:p text:style-name="Preformatted_20_Text"><text:span text:style-name="T1">B0</text:span> <text:span text:style-name="T2">11</text:span> FE 11 28 64 5A 81 01 11 1B 2D</text:p>
      <text:p text:style-name="Preformatted_20_Text">A_Mem_W.</text:p>
      <text:p text:style-name="Preformatted_20_Text"><text:span text:style-name="T1">B0</text:span> <text:span text:style-name="T2">11</text:span> FE 11 28 63 5E 01 01 11 B5</text:p>
      <text:p text:style-name="Preformatted_20_Text">A_Mem_Read.</text:p>
      <text:p text:style-name="Preformatted_20_Text"><text:span text:style-name="T1">B0</text:span> <text:span text:style-name="T2">11</text:span> FE 11 28 60 D2 2B</text:p>
      <text:p text:style-name="Preformatted_20_Text">Ign.</text:p>
      <text:p text:style-name="Preformatted_20_Text"><text:span text:style-name="T1">B0</text:span> <text:span text:style-name="T2">11</text:span> FE 11 28 63 62 0C 01 19 8C</text:p>
      <text:p text:style-name="Preformatted_20_Text">A_Mem_Read.</text:p>
      <text:p text:style-name="Preformatted_20_Text"><text:span text:style-name="T1">B0</text:span> <text:span text:style-name="T2">11</text:span> FE 11 28 60 D6 2F</text:p>
      <text:p text:style-name="Preformatted_20_Text">Ign.</text:p>
      <text:p text:style-name="Preformatted_20_Text"><text:span text:style-name="T1">B0</text:span> <text:span text:style-name="T2">11</text:span> FE 11 28 63 66 0C 01 25 B4</text:p>
      <text:p text:style-name="Preformatted_20_Text">A_Mem_Read.</text:p>
      <text:p text:style-name="Preformatted_20_Text"><text:span text:style-name="T1">B0</text:span> <text:span text:style-name="T2">11</text:span> FE 11 28 60 DA 23</text:p>
      <text:p text:style-name="Preformatted_20_Text">Ign.</text:p>
      <text:p text:style-name="Preformatted_20_Text"><text:span text:style-name="T1">B0</text:span> <text:span text:style-name="T2">11</text:span> FE 11 28 63 6A 0C 01 31 AC</text:p>
      <text:p text:style-name="Preformatted_20_Text">A_Mem_Read.</text:p>
      <text:p text:style-name="Preformatted_20_Text"><text:span text:style-name="T1">B0</text:span> <text:span text:style-name="T2">11</text:span> FE 11 28 60 DE 27</text:p>
      <text:p text:style-name="Preformatted_20_Text">Ign.</text:p>
      <text:p text:style-name="Preformatted_20_Text"><text:span text:style-name="T9">B0</text:span> <text:span text:style-name="T2">11</text:span> FE 11 28 63 6E 07 01 3D AF</text:p>
      <text:p text:style-name="Preformatted_20_Text">A_Mem_Read.</text:p>
      <text:p text:style-name="Preformatted_20_Text"><text:span text:style-name="T9">B0</text:span> <text:span text:style-name="T2">11</text:span> FE 11 28 60 E2 1B</text:p>
      <text:p text:style-name="Preformatted_20_Text">Ign.</text:p>
      <text:p text:style-name="Preformatted_20_Text"><text:span text:style-name="T9">B0</text:span> <text:span text:style-name="T2">11</text:span> FE 11 28 6F 72 8C 01 19 09 01 14 01 00 FE 01 FE 02 FE 03 FE 0D</text:p>
      <text:p text:style-name="Preformatted_20_Text">A_Mem_W.</text:p>
      <text:p text:style-name="Preformatted_20_Text"><text:span text:style-name="T9">B0</text:span> <text:span text:style-name="T2">11</text:span> FE 11 28 63 76 0C 01 19 98</text:p>
      <text:p text:style-name="Preformatted_20_Text"><text:soft-page-break/>A_Mem_Read.</text:p>
      <text:p text:style-name="Preformatted_20_Text"><text:span text:style-name="T9">B0</text:span> <text:span text:style-name="T2">11</text:span> FE 11 28 60 E6 1F</text:p>
      <text:p text:style-name="Preformatted_20_Text">Ign.</text:p>
      <text:p text:style-name="Preformatted_20_Text"><text:span text:style-name="T9">B0</text:span> <text:span text:style-name="T2">11</text:span> FE 11 28 6F 7A 8C 01 25 04 FE 05 FE 06 FE 07 FE 08 FE 09 FE 25</text:p>
      <text:p text:style-name="Preformatted_20_Text">A_Mem_W.</text:p>
      <text:p text:style-name="Preformatted_20_Text"><text:span text:style-name="T9">B0</text:span> <text:span text:style-name="T2">11</text:span> FE 11 28 63 7E 0C 01 25 AC</text:p>
      <text:p text:style-name="Preformatted_20_Text">A_Mem_Read.</text:p>
      <text:p text:style-name="Preformatted_20_Text"><text:span text:style-name="T9">B0</text:span> <text:span text:style-name="T2">11</text:span> FE 11 28 60 EA 13</text:p>
      <text:p text:style-name="Preformatted_20_Text">Ign.</text:p>
      <text:p text:style-name="Preformatted_20_Text">B0 11 FE 11 28 6F 42 8C 01 31 0A FE 0B FE 0C FE 0D FE 0E FE 0F FE 09</text:p>
      <text:p text:style-name="Preformatted_20_Text">A_Mem_W.</text:p>
      <text:p text:style-name="Preformatted_20_Text">B0 11 FE 11 28 63 46 0C 01 31 80</text:p>
      <text:p text:style-name="Preformatted_20_Text">A_Mem_Read.</text:p>
      <text:p text:style-name="Preformatted_20_Text">B0 11 FE 11 28 60 EE 17</text:p>
      <text:p text:style-name="Preformatted_20_Text">Ign.</text:p>
      <text:p text:style-name="Preformatted_20_Text">B0 11 FE 11 28 6A 4A 87 01 3D 10 FE 11 FE 12 FE 13 FC</text:p>
      <text:p text:style-name="Preformatted_20_Text">A_Mem_W.</text:p>
      <text:p text:style-name="Preformatted_20_Text">B0 11 FE 11 28 63 4E 07 01 3D 8F</text:p>
      <text:p text:style-name="Preformatted_20_Text">A_Mem_Read.</text:p>
      <text:p text:style-name="Preformatted_20_Text">B0 11 FE 11 28 60 F2 0B</text:p>
      <text:p text:style-name="Preformatted_20_Text">Ign.</text:p>
      <text:p text:style-name="Preformatted_20_Text">B0 11 FE 11 28 6F 52 8C 01 9A 14 D6 54 97 00 55 93 00 56 93 00 57 E6</text:p>
      <text:p text:style-name="Preformatted_20_Text">A_Mem_W.</text:p>
      <text:p text:style-name="Preformatted_20_Text">B0 11 FE 11 28 63 56 0C 01 9A 3B</text:p>
      <text:p text:style-name="Preformatted_20_Text">A_Mem_Read.</text:p>
      <text:p text:style-name="Preformatted_20_Text">B0 11 FE 11 28 60 F6 0F</text:p>
      <text:p text:style-name="Preformatted_20_Text">Ign.</text:p>
      <text:p text:style-name="Preformatted_20_Text">B0 11 FE 11 28 6F 5A 8C 01 A6 93 00 58 93 00 59 93 00 5A 93 00 5B 87</text:p>
      <text:p text:style-name="Preformatted_20_Text">A_Mem_W.</text:p>
      <text:p text:style-name="Preformatted_20_Text">B0 11 FE 11 28 63 5E 0C 01 A6 0F</text:p>
      <text:p text:style-name="Preformatted_20_Text">A_Mem_Read.</text:p>
      <text:p text:style-name="Preformatted_20_Text">B0 11 FE 11 28 60 FA 03</text:p>
      <text:p text:style-name="Preformatted_20_Text">Ign.</text:p>
      <text:p text:style-name="Preformatted_20_Text">B0 11 FE 11 28 6F 62 8C 01 B2 93 00 5C 93 01 5D 93 01 5E 93 01 5F AA</text:p>
      <text:p text:style-name="Preformatted_20_Text">A_Mem_W.</text:p>
      <text:p text:style-name="Preformatted_20_Text">B0 11 FE 11 28 63 66 0C 01 B2 23</text:p>
      <text:p text:style-name="Preformatted_20_Text">A_Mem_Read.</text:p>
      <text:p text:style-name="Preformatted_20_Text">B0 11 FE 11 28 60 FE 07</text:p>
      <text:p text:style-name="Preformatted_20_Text">Ign.</text:p>
      <text:p text:style-name="Preformatted_20_Text">B0 11 FE 11 28 6F 6A 8C 01 BE 93 01 60 C3 00 61 C3 00 62 C3 00 63 FE</text:p>
      <text:p text:style-name="Preformatted_20_Text">A_Mem_W.</text:p>
      <text:p text:style-name="Preformatted_20_Text">B0 11 FE 11 28 63 6E 0C 01 BE 27</text:p>
      <text:p text:style-name="Preformatted_20_Text">A_Mem_Read.</text:p>
      <text:p text:style-name="Preformatted_20_Text">B0 11 FE 11 28 60 C2 3B</text:p>
      <text:p text:style-name="Preformatted_20_Text">Ign.</text:p>
      <text:p text:style-name="Preformatted_20_Text">B0 11 FE 11 28 6F 72 8C 01 CA C3 00 64 C3 00 65 C3 00 66 C3 00 67 C3</text:p>
      <text:p text:style-name="Preformatted_20_Text">A_Mem_W.</text:p>
      <text:p text:style-name="Preformatted_20_Text">B0 11 FE 11 28 63 76 0C 01 CA 4B</text:p>
      <text:p text:style-name="Preformatted_20_Text">A_Mem_Read.</text:p>
      <text:p text:style-name="Preformatted_20_Text">B0 11 FE 11 28 60 C6 3F</text:p>
      <text:p text:style-name="Preformatted_20_Text">Ign.</text:p>
      <text:p text:style-name="Preformatted_20_Text">B0 11 FE 11 28 65 7A 82 01 D6 C3 00 10</text:p>
      <text:p text:style-name="Preformatted_20_Text">A_Mem_W.</text:p>
      <text:p text:style-name="Preformatted_20_Text">B0 11 FE 11 28 63 7E 02 01 D6 51</text:p>
      <text:p text:style-name="Preformatted_20_Text">A_Mem_Read.</text:p>
      <text:p text:style-name="Preformatted_20_Text">B0 11 FE 11 28 60 CA 33</text:p>
      <text:p text:style-name="Preformatted_20_Text">Ign.</text:p>
      <text:p text:style-name="Preformatted_20_Text">B0 11 FE 11 28 6C 42 89 00 CE 00 00 00 00 00 00 00 00 00 F0</text:p>
      <text:p text:style-name="Preformatted_20_Text">A_Mem_W.</text:p>
      <text:p text:style-name="Preformatted_20_Text">B0 11 FE 11 28 63 46 09 00 CE 7B</text:p>
      <text:p text:style-name="Preformatted_20_Text">A_Mem_Read.</text:p>
      <text:p text:style-name="Preformatted_20_Text">B0 11 FE 11 28 60 CE 37</text:p>
      <text:p text:style-name="Preformatted_20_Text">Ign.</text:p>
      <text:p text:style-name="Preformatted_20_Text">B0 11 FE 11 28 6C 4A 89 00 D7 00 00 00 00 00 00 00 00 00 E1</text:p>
      <text:p text:style-name="Preformatted_20_Text">A_Mem_W.</text:p>
      <text:p text:style-name="Preformatted_20_Text">B0 11 FE 11 28 63 4E 09 00 D7 6A</text:p>
      <text:p text:style-name="Preformatted_20_Text">A_Mem_Read.</text:p>
      <text:p text:style-name="Preformatted_20_Text">B0 11 FE 11 28 60 D2 2B</text:p>
      <text:p text:style-name="Preformatted_20_Text">Ign.</text:p>
      <text:p text:style-name="Preformatted_20_Text">B0 11 FE 11 28 63 52 01 01 16 BE</text:p>
      <text:p text:style-name="Preformatted_20_Text">A_Mem_Read.</text:p>
      <text:p text:style-name="Preformatted_20_Text">B0 11 FE 11 28 60 D6 2F</text:p>
      <text:p text:style-name="Preformatted_20_Text">Ign.</text:p>
      <text:p text:style-name="Preformatted_20_Text">B0 11 FE 11 28 64 56 81 01 16 02 3F</text:p>
      <text:p text:style-name="Preformatted_20_Text">A_Mem_W.</text:p>
      <text:p text:style-name="Preformatted_20_Text">B0 11 FE 11 28 63 5A 01 01 16 B6</text:p>
      <text:p text:style-name="Preformatted_20_Text">A_Mem_Read.</text:p>
      <text:p text:style-name="Preformatted_20_Text">B0 11 FE 11 28 60 DA 23</text:p>
      <text:p text:style-name="Preformatted_20_Text">Ign.</text:p>
      <text:p text:style-name="Preformatted_20_Text">B0 11 FE 11 28 64 5E 81 01 0D FF D1</text:p>
      <text:p text:style-name="Preformatted_20_Text">A_Mem_W.</text:p>
      <text:p text:style-name="Preformatted_20_Text">B0 11 FE 11 28 63 62 01 01 0D 95</text:p>
      <text:p text:style-name="Preformatted_20_Text">A_Mem_Read.</text:p>
      <text:p text:style-name="Preformatted_20_Text">B0 11 FE 11 28 60 DE 27</text:p>
      <text:p text:style-name="Preformatted_20_Text"><text:soft-page-break/>Ign.</text:p>
      <text:p text:style-name="Preformatted_20_Text">B0 11 FE 11 28 61 67 80 1F</text:p>
      <text:p text:style-name="Preformatted_20_Text">A_Res.</text:p>
      <text:p text:style-name="Preformatted_20_Text"/>
      <text:p text:style-name="Preformatted_20_Text">V0.1</text:p>
      <text:p text:style-name="Preformatted_20_Text">B0 11 FE 11 28 60 81 78</text:p>
      <text:p text:style-name="Preformatted_20_Text">T_Dis_Req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Matthias Fechner</dc:creator>
    <dc:date>2008-01-02T20:56:09</dc:date>
    <meta:editing-cycles>15</meta:editing-cycles>
    <meta:editing-duration>PT4H23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99" meta:word-count="1230" meta:character-count="4026"/>
  </office:meta>
</office:document-meta>
</file>